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1cm" fo:min-width="13.226cm"/>
    </style:style>
    <style:style style:name="gr2" style:family="graphic" style:parent-style-name="standard">
      <style:graphic-properties draw:textarea-horizontal-align="justify" draw:textarea-vertical-align="middle" draw:auto-grow-height="false" fo:min-height="0.544cm" fo:min-width="18.918cm"/>
    </style:style>
    <style:style style:name="gr3" style:family="graphic" style:parent-style-name="standard">
      <style:graphic-properties draw:textarea-horizontal-align="justify" draw:textarea-vertical-align="middle" draw:auto-grow-height="false" fo:min-height="0.544cm" fo:min-width="10.992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0.538cm"/>
    </style:style>
    <style:style style:name="gr5" style:family="graphic" style:parent-style-name="standard">
      <style:graphic-properties draw:stroke="solid" draw:stroke-dash="Ultrafine_20_2_20_Dots_20_3_20_Dashes" svg:stroke-color="#bf0041" draw:fill-color="#ff6d6d" draw:opacity="74%" draw:textarea-horizontal-align="justify" draw:textarea-vertical-align="middle" draw:auto-grow-height="false" fo:min-height="12.85cm" fo:min-width="22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4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4cm"/>
    </style:style>
    <style:style style:name="gr9" style:family="graphic" style:parent-style-name="standard">
      <style:graphic-properties draw:textarea-horizontal-align="justify" draw:textarea-vertical-align="middle" draw:auto-grow-height="false" fo:min-height="6.822cm" fo:min-width="6.572cm"/>
    </style:style>
    <style:style style:name="gr10" style:family="graphic" style:parent-style-name="standard">
      <style:graphic-properties draw:fill-color="#069a2e" draw:textarea-horizontal-align="justify" draw:textarea-vertical-align="middle" draw:auto-grow-height="false" fo:min-height="6.75cm" fo:min-width="4.5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17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6.5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14" style:family="graphic" style:parent-style-name="standard">
      <style:graphic-properties draw:stroke="solid" draw:stroke-dash="Ultrafine_20_2_20_Dots_20_3_20_Dashes" svg:stroke-color="#bf0041" draw:fill-color="#ff6d6d" draw:opacity="74%" draw:textarea-horizontal-align="justify" draw:textarea-vertical-align="middle" draw:auto-grow-height="false" fo:min-height="13.55cm" fo:min-width="22.6cm"/>
    </style:style>
    <style:style style:name="gr15" style:family="graphic" style:parent-style-name="standard">
      <style:graphic-properties draw:textarea-horizontal-align="justify" draw:textarea-vertical-align="middle" draw:auto-grow-height="false" fo:min-height="6.75cm" fo:min-width="24cm"/>
    </style:style>
    <style:style style:name="gr1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7" style:family="graphic" style:parent-style-name="standard">
      <style:graphic-properties svg:stroke-color="#158466" draw:fill-color="#d4ea6b" draw:opacity="70%" draw:textarea-horizontal-align="justify" draw:textarea-vertical-align="middle" draw:auto-grow-height="false" fo:min-height="0.25cm" fo:min-width="22.6cm"/>
    </style:style>
    <style:style style:name="gr18" style:family="graphic" style:parent-style-name="standard">
      <style:graphic-properties draw:textarea-horizontal-align="justify" draw:textarea-vertical-align="middle" draw:auto-grow-height="false" fo:min-height="6.75cm" fo:min-width="14cm"/>
    </style:style>
    <style:style style:name="gr19" style:family="graphic" style:parent-style-name="standard">
      <style:graphic-properties svg:stroke-color="#158466" draw:fill-color="#d4ea6b" draw:opacity="70%" draw:textarea-horizontal-align="justify" draw:textarea-vertical-align="middle" draw:auto-grow-height="false" fo:min-height="0.25cm" fo:min-width="12.6cm"/>
    </style:style>
    <style:style style:name="gr20" style:family="graphic" style:parent-style-name="standard">
      <style:graphic-properties svg:stroke-color="#158466" draw:fill-color="#d4ea6b" draw:opacity="70%" draw:textarea-horizontal-align="justify" draw:textarea-vertical-align="middle" draw:auto-grow-height="false" fo:min-height="0.05cm" fo:min-width="12.6cm"/>
    </style:style>
    <style:style style:name="P1" style:family="paragraph">
      <style:paragraph-properties fo:text-align="center"/>
    </style:style>
    <style:style style:name="P2" style:family="paragraph">
      <loext:graphic-properties draw:fill-color="#ff6d6d" draw:opacity="74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69a2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4ea6b" draw:opacity="7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5cm" svg:height="1cm" svg:x="3cm" svg:y="3cm">
          <text:p/>
          <draw:enhanced-geometry svg:viewBox="0 0 21600 21600" draw:glue-points="?f6 10800 10800 21600 ?f5 10800 10800 0" draw:text-areas="?f3 ?f3 ?f4 ?f4" draw:type="trapezoid" draw:modifiers="883.35986286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24.5cm" svg:height="1cm" svg:x="3cm" svg:y="16.5cm">
          <text:p/>
          <draw:enhanced-geometry svg:viewBox="0 0 21600 21600" draw:glue-points="?f6 10800 10800 21600 ?f5 10800 10800 0" draw:text-areas="?f3 ?f3 ?f4 ?f4" draw:mirror-vertical="true" draw:type="trapezoid" draw:modifiers="883.35986286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4.5cm" svg:height="1cm" draw:transform="rotate (1.5707963267949) translate (3cm 17.5cm)">
          <text:p/>
          <draw:enhanced-geometry svg:viewBox="0 0 21600 21600" draw:glue-points="?f6 10800 10800 21600 ?f5 10800 10800 0" draw:text-areas="?f3 ?f3 ?f4 ?f4" draw:type="trapezoid" draw:modifiers="1492.53154954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14.5cm" svg:height="1cm" draw:transform="rotate (1.5707963267949) translate (26.5cm 17.5cm)">
          <text:p/>
          <draw:enhanced-geometry svg:viewBox="0 0 21600 21600" draw:glue-points="?f6 10800 10800 21600 ?f5 10800 10800 0" draw:text-areas="?f3 ?f3 ?f4 ?f4" draw:mirror-horizontal="true" draw:type="trapezoid" draw:modifiers="1492.53154954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3.1cm" svg:height="13.1cm" svg:x="3.7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07cm" svg:height="0.962cm" svg:x="2cm" svg:y="1cm">
          <draw:text-box>
            <text:p>Vorderseite</text:p>
          </draw:text-box>
        </draw:frame>
      </draw:page>
      <draw:page draw:name="page2" draw:style-name="dp1" draw:master-page-name="Standard">
        <draw:custom-shape draw:style-name="gr2" draw:text-style-name="P1" draw:layer="layout" svg:width="24.5cm" svg:height="1cm" svg:x="3cm" svg:y="3cm">
          <text:p/>
          <draw:enhanced-geometry svg:viewBox="0 0 21600 21600" draw:glue-points="?f6 10800 10800 21600 ?f5 10800 10800 0" draw:text-areas="?f3 ?f3 ?f4 ?f4" draw:type="trapezoid" draw:modifiers="883.35986286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24.5cm" svg:height="1cm" svg:x="3cm" svg:y="16.5cm">
          <text:p/>
          <draw:enhanced-geometry svg:viewBox="0 0 21600 21600" draw:glue-points="?f6 10800 10800 21600 ?f5 10800 10800 0" draw:text-areas="?f3 ?f3 ?f4 ?f4" draw:mirror-vertical="true" draw:type="trapezoid" draw:modifiers="883.35986286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14.5cm" svg:height="1cm" draw:transform="rotate (1.5707963267949) translate (3cm 17.5cm)">
          <text:p/>
          <draw:enhanced-geometry svg:viewBox="0 0 21600 21600" draw:glue-points="?f6 10800 10800 21600 ?f5 10800 10800 0" draw:text-areas="?f3 ?f3 ?f4 ?f4" draw:type="trapezoid" draw:modifiers="1492.53154954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layer="layout" svg:width="14.5cm" svg:height="1cm" draw:transform="rotate (1.5707963267949) translate (26.5cm 17.5cm)">
          <text:p/>
          <draw:enhanced-geometry svg:viewBox="0 0 21600 21600" draw:glue-points="?f6 10800 10800 21600 ?f5 10800 10800 0" draw:text-areas="?f3 ?f3 ?f4 ?f4" draw:mirror-horizontal="true" draw:type="trapezoid" draw:modifiers="1492.53154954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3.1cm" svg:height="13.1cm" svg:x="3.7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07cm" svg:height="0.962cm" svg:x="2cm" svg:y="1cm">
          <draw:text-box>
            <text:p>Vorderseite</text:p>
          </draw:text-box>
        </draw:frame>
        <draw:custom-shape draw:style-name="gr9" draw:text-style-name="P1" draw:layer="layout" svg:width="10cm" svg:height="10cm" svg:x="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4" draw:layer="layout" svg:width="5cm" svg:height="7cm" svg:x="18.9cm" svg:y="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0.6cm" svg:height="0.6cm" svg:x="20.1cm" svg:y="13.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5" draw:layer="layout" svg:width="0.6cm" svg:height="0.6cm" svg:x="21.9cm" svg:y="13.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custom-shape draw:style-name="gr11" draw:text-style-name="P5" draw:layer="layout" svg:width="0.6cm" svg:height="0.6cm" svg:x="21cm" svg:y="11.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5" draw:layer="layout" svg:width="0.6cm" svg:height="0.6cm" svg:x="22.8cm" svg:y="11.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5" draw:layer="layout" svg:width="0.6cm" svg:height="0.6cm" svg:x="19.2cm" svg:y="11.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11" draw:text-style-name="P5" draw:layer="layout" svg:width="0.6cm" svg:height="0.6cm" svg:x="21cm" svg:y="9.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5" draw:layer="layout" svg:width="0.6cm" svg:height="0.6cm" svg:x="22.8cm" svg:y="9.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5" draw:layer="layout" svg:width="0.6cm" svg:height="0.6cm" svg:x="19.2cm" svg:y="9.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11" draw:text-style-name="P5" draw:layer="layout" svg:width="0.6cm" svg:height="0.6cm" svg:x="21cm" svg:y="8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5" draw:layer="layout" svg:width="0.6cm" svg:height="0.6cm" svg:x="22.8cm" svg:y="8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5" draw:layer="layout" svg:width="0.6cm" svg:height="0.6cm" svg:x="19.2cm" svg:y="8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custom-shape draw:style-name="gr12" draw:text-style-name="P1" draw:layer="layout" svg:width="7cm" svg:height="3cm" svg:x="18.9cm" svg:y="4.2cm">
          <text:p text:style-name="P1">7x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2cm" svg:x="15.9cm" svg:y="14.4cm">
          <text:p text:style-name="P1">8x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2cm" draw:transform="rotate (-1.5707963267949) translate (26.1cm 7.9cm)">
          <text:p text:style-name="P1">8x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2cm" draw:transform="rotate (-1.5707963267949) translate (18.7cm 5.1cm)">
          <text:p text:style-name="P1">8x2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" draw:text-style-name="P1" draw:layer="layout" svg:width="24.5cm" svg:height="1cm" svg:x="3cm" svg:y="3cm">
          <text:p/>
          <draw:enhanced-geometry svg:viewBox="0 0 21600 21600" draw:glue-points="?f6 10800 10800 21600 ?f5 10800 10800 0" draw:text-areas="?f3 ?f3 ?f4 ?f4" draw:type="trapezoid" draw:modifiers="883.35986286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24.5cm" svg:height="1cm" svg:x="3cm" svg:y="16.5cm">
          <text:p/>
          <draw:enhanced-geometry svg:viewBox="0 0 21600 21600" draw:glue-points="?f6 10800 10800 21600 ?f5 10800 10800 0" draw:text-areas="?f3 ?f3 ?f4 ?f4" draw:mirror-vertical="true" draw:type="trapezoid" draw:modifiers="883.35986286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14.5cm" svg:height="1cm" draw:transform="rotate (1.5707963267949) translate (3cm 17.5cm)">
          <text:p/>
          <draw:enhanced-geometry svg:viewBox="0 0 21600 21600" draw:glue-points="?f6 10800 10800 21600 ?f5 10800 10800 0" draw:text-areas="?f3 ?f3 ?f4 ?f4" draw:type="trapezoid" draw:modifiers="1492.53154954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layer="layout" svg:width="14.5cm" svg:height="1cm" draw:transform="rotate (1.5707963267949) translate (26.5cm 17.5cm)">
          <text:p/>
          <draw:enhanced-geometry svg:viewBox="0 0 21600 21600" draw:glue-points="?f6 10800 10800 21600 ?f5 10800 10800 0" draw:text-areas="?f3 ?f3 ?f4 ?f4" draw:mirror-horizontal="true" draw:type="trapezoid" draw:modifiers="1492.53154954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2" draw:layer="layout" svg:width="23.1cm" svg:height="13.8cm" svg:x="3.7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83cm" svg:height="0.962cm" svg:x="2cm" svg:y="1cm">
          <draw:text-box>
            <text:p>Rückseite</text:p>
          </draw:text-box>
        </draw:frame>
      </draw:page>
      <draw:page draw:name="page4" draw:style-name="dp1" draw:master-page-name="Standard">
        <draw:polygon draw:style-name="gr15" draw:text-style-name="P1" draw:layer="layout" svg:width="24.499cm" svg:height="6.999cm" svg:x="3cm" svg:y="11cm" svg:viewBox="0 0 24500 7000" draw:points="700,800 23800,800 23800,0 24500,0 24500,7000 0,7000 0,0 700,0">
          <text:p/>
        </draw:polygon>
        <draw:frame draw:style-name="gr6" draw:text-style-name="P3" draw:layer="layout" svg:width="3.249cm" svg:height="0.962cm" draw:transform="rotate (1.5707963267949) translate (0.938cm 7.449cm)">
          <draw:text-box>
            <text:p>Oberseite</text:p>
          </draw:text-box>
        </draw:frame>
        <draw:custom-shape draw:style-name="gr15" draw:text-style-name="P1" draw:layer="layout" svg:width="24.5cm" svg:height="7cm" svg:x="3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389cm" svg:height="0.962cm" draw:transform="rotate (1.5707963267949) translate (0.938cm 15.8cm)">
          <draw:text-box>
            <text:p>Unterseite</text:p>
          </draw:text-box>
        </draw:frame>
        <draw:line draw:style-name="gr16" draw:text-style-name="P6" draw:layer="layout" svg:x1="4cm" svg:y1="10cm" svg:x2="4cm" svg:y2="3cm">
          <text:p/>
        </draw:line>
        <draw:line draw:style-name="gr16" draw:text-style-name="P6" draw:layer="layout" svg:x1="26.5cm" svg:y1="10cm" svg:x2="26.5cm" svg:y2="3cm">
          <text:p/>
        </draw:line>
        <draw:line draw:style-name="gr16" draw:text-style-name="P6" draw:layer="layout" svg:x1="4cm" svg:y1="18cm" svg:x2="4cm" svg:y2="11cm">
          <text:p/>
        </draw:line>
        <draw:line draw:style-name="gr16" draw:text-style-name="P6" draw:layer="layout" svg:x1="26.5cm" svg:y1="18cm" svg:x2="26.5cm" svg:y2="11cm">
          <text:p/>
        </draw:line>
        <draw:frame draw:style-name="gr6" draw:text-style-name="P3" draw:layer="layout" svg:width="2.085cm" svg:height="0.962cm" svg:x="2.001cm" svg:y="1cm">
          <draw:text-box>
            <text:p>vorne</text:p>
          </draw:text-box>
        </draw:frame>
        <draw:frame draw:style-name="gr6" draw:text-style-name="P3" draw:layer="layout" svg:width="2.085cm" svg:height="0.962cm" svg:x="2.002cm" svg:y="19cm">
          <draw:text-box>
            <text:p>vorne</text:p>
          </draw:text-box>
        </draw:frame>
        <draw:custom-shape draw:style-name="gr17" draw:text-style-name="P7" draw:layer="layout" svg:width="23.1cm" svg:height="0.5cm" svg:x="3.7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3.1cm" svg:height="0.5cm" svg:x="3.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3.1cm" svg:height="0.5cm" svg:x="3.7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frame draw:style-name="gr6" draw:text-style-name="P3" draw:layer="layout" svg:width="3.249cm" svg:height="0.962cm" svg:x="13.6cm" svg:y="1.038cm">
          <draw:text-box>
            <text:p>Oberseite</text:p>
          </draw:text-box>
        </draw:frame>
        <draw:frame draw:style-name="gr6" draw:text-style-name="P3" draw:layer="layout" svg:width="3.389cm" svg:height="0.962cm" svg:x="13.611cm" svg:y="19.2cm">
          <draw:text-box>
            <text:p>Unterseite</text:p>
          </draw:text-box>
        </draw:frame>
        <draw:frame draw:style-name="gr6" draw:text-style-name="P3" draw:layer="layout" svg:width="1.768cm" svg:height="0.962cm" draw:transform="rotate (1.5707963267949) translate (1.061cm 11.823cm)">
          <draw:text-box>
            <text:p>links</text:p>
          </draw:text-box>
        </draw:frame>
        <draw:frame draw:style-name="gr6" draw:text-style-name="P3" draw:layer="layout" svg:width="2.229cm" svg:height="0.962cm" draw:transform="rotate (-1.5707963267949) translate (28.662cm 9.1cm)">
          <draw:text-box>
            <text:p>rechts</text:p>
          </draw:text-box>
        </draw:frame>
        <draw:custom-shape draw:style-name="gr18" draw:text-style-name="P1" draw:layer="layout" svg:width="14.5cm" svg:height="7cm" draw:transform="rotate (-1.5707963267949) translate (25cm 3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4.5cm" svg:height="7cm" draw:transform="rotate (-1.5707963267949) translate (11cm 3cm)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8cm" svg:y1="4cm" svg:x2="25cm" svg:y2="4cm">
          <text:p/>
        </draw:line>
        <draw:line draw:style-name="gr16" draw:text-style-name="P6" draw:layer="layout" svg:x1="18cm" svg:y1="16.5cm" svg:x2="25cm" svg:y2="16.5cm">
          <text:p/>
        </draw:line>
        <draw:line draw:style-name="gr16" draw:text-style-name="P6" draw:layer="layout" svg:x1="4cm" svg:y1="4cm" svg:x2="11cm" svg:y2="4cm">
          <text:p/>
        </draw:line>
        <draw:line draw:style-name="gr16" draw:text-style-name="P6" draw:layer="layout" svg:x1="4cm" svg:y1="16.5cm" svg:x2="11cm" svg:y2="16.5cm">
          <text:p/>
        </draw:line>
        <draw:custom-shape draw:style-name="gr19" draw:text-style-name="P7" draw:layer="layout" svg:width="13.1cm" svg:height="0.5cm" draw:transform="rotate (-1.5707963267949) translate (24.7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3.1cm" svg:height="0.5cm" draw:transform="rotate (-1.5707963267949) translate (4.8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3.1cm" svg:height="0.5cm" draw:transform="rotate (-1.5707963267949) translate (18.8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3.1cm" svg:height="0.5cm" draw:transform="rotate (-1.5707963267949) translate (10.7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085cm" svg:height="0.962cm" draw:transform="rotate (1.5707963267949) translate (2cm 3cm)">
          <draw:text-box>
            <text:p>vorne</text:p>
          </draw:text-box>
        </draw:frame>
        <draw:frame draw:style-name="gr6" draw:text-style-name="P3" draw:layer="layout" svg:width="2.085cm" svg:height="0.962cm" draw:transform="rotate (-1.5707963267949) translate (28.362cm 0.9cm)">
          <draw:text-box>
            <text:p>vorne</text:p>
          </draw:text-box>
        </draw:frame>
        <draw:frame draw:style-name="gr6" draw:text-style-name="P3" draw:layer="layout" svg:width="2.225cm" svg:height="0.962cm" draw:transform="rotate (1.5707963267949) translate (10.2cm 3cm)">
          <draw:text-box>
            <text:p>hinten</text:p>
          </draw:text-box>
        </draw:frame>
        <draw:frame draw:style-name="gr6" draw:text-style-name="P3" draw:layer="layout" svg:width="2.225cm" svg:height="0.962cm" draw:transform="rotate (-1.5707963267949) translate (19.462cm 0.8cm)">
          <draw:text-box>
            <text:p>hinten</text:p>
          </draw:text-box>
        </draw:frame>
        <draw:polygon draw:style-name="gr8" draw:text-style-name="P1" draw:layer="layout" svg:width="0.999cm" svg:height="14.499cm" svg:x="12cm" svg:y="3cm" svg:viewBox="0 0 1000 14500" draw:points="0,13800 0,0 1000,0 1000,14500 300,14500 300,13800">
          <text:p/>
        </draw:polygon>
        <draw:custom-shape draw:style-name="gr20" draw:text-style-name="P7" draw:layer="layout" svg:width="13.1cm" svg:height="0.3cm" draw:transform="rotate (-1.5707963267949) translate (12.3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8" draw:text-style-name="P1" draw:layer="layout" svg:width="0.999cm" svg:height="14.499cm" svg:x="16cm" svg:y="3cm" svg:viewBox="0 0 1000 14500" draw:points="1000,13800 1000,0 0,0 0,14500 700,14500 700,13800">
            <text:p/>
          </draw:polygon>
          <draw:custom-shape draw:style-name="gr20" draw:text-style-name="P7" draw:layer="layout" svg:width="13.1cm" svg:height="0.3cm" draw:transform="rotate (-1.5707963267949) translate (17cm 3.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8" draw:text-style-name="P1" draw:layer="layout" svg:width="14.5cm" svg:height="1cm" draw:transform="rotate (-1.5707963267949) translate (3cm 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3.1cm" svg:height="0.3cm" draw:transform="rotate (-1.5707963267949) translate (3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4.5cm" svg:height="1cm" draw:transform="rotate (-1.5707963267949) translate (27cm 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3.1cm" svg:height="0.3cm" draw:transform="rotate (-1.5707963267949) translate (26.3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frame draw:style-name="gr6" draw:text-style-name="P3" draw:layer="layout" svg:width="3.249cm" svg:height="0.962cm" draw:transform="rotate (1.5707963267949) translate (0.938cm 7.449cm)">
          <draw:text-box>
            <text:p>Oberseite</text:p>
          </draw:text-box>
        </draw:frame>
        <draw:custom-shape draw:style-name="gr15" draw:text-style-name="P1" draw:layer="layout" svg:width="24.5cm" svg:height="7cm" svg:x="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4.5cm" svg:height="7cm" svg:x="3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389cm" svg:height="0.962cm" draw:transform="rotate (1.5707963267949) translate (0.938cm 15.8cm)">
          <draw:text-box>
            <text:p>Unterseite</text:p>
          </draw:text-box>
        </draw:frame>
        <draw:line draw:style-name="gr16" draw:text-style-name="P6" draw:layer="layout" svg:x1="4cm" svg:y1="10cm" svg:x2="4cm" svg:y2="3cm">
          <text:p/>
        </draw:line>
        <draw:line draw:style-name="gr16" draw:text-style-name="P6" draw:layer="layout" svg:x1="26.5cm" svg:y1="10cm" svg:x2="26.5cm" svg:y2="3cm">
          <text:p/>
        </draw:line>
        <draw:line draw:style-name="gr16" draw:text-style-name="P6" draw:layer="layout" svg:x1="4cm" svg:y1="18cm" svg:x2="4cm" svg:y2="11cm">
          <text:p/>
        </draw:line>
        <draw:line draw:style-name="gr16" draw:text-style-name="P6" draw:layer="layout" svg:x1="26.5cm" svg:y1="18cm" svg:x2="26.5cm" svg:y2="11cm">
          <text:p/>
        </draw:line>
        <draw:frame draw:style-name="gr6" draw:text-style-name="P3" draw:layer="layout" svg:width="2.085cm" svg:height="0.962cm" svg:x="2.001cm" svg:y="1cm">
          <draw:text-box>
            <text:p>vorne</text:p>
          </draw:text-box>
        </draw:frame>
        <draw:frame draw:style-name="gr6" draw:text-style-name="P3" draw:layer="layout" svg:width="2.085cm" svg:height="0.962cm" svg:x="2.002cm" svg:y="19cm">
          <draw:text-box>
            <text:p>vorne</text:p>
          </draw:text-box>
        </draw:frame>
        <draw:custom-shape draw:style-name="gr17" draw:text-style-name="P7" draw:layer="layout" svg:width="23.1cm" svg:height="0.5cm" svg:x="3.7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3.1cm" svg:height="0.5cm" svg:x="3.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3.1cm" svg:height="0.5cm" svg:x="3.7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3.1cm" svg:height="0.5cm" svg:x="3.7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9:10:42.887517495</meta:creation-date>
    <dc:date>2019-10-21T22:47:24.929878128</dc:date>
    <meta:editing-duration>PT44M53S</meta:editing-duration>
    <meta:editing-cycles>4</meta:editing-cycles>
    <meta:generator>LibreOffice/6.1.5.2$Linux_X86_64 LibreOffice_project/10$Build-2</meta:generator>
    <meta:document-statistic meta:object-count="93"/>
  </office:meta>
</office:document-meta>
</file>